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not to first speak with the Knight
Commander, but to see what the soldier
standing next to him had to say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